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a 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032032032032032" calcext:value-type="float">
            <text:p>0.0032032032032032</text:p>
          </table:table-cell>
          <table:table-cell office:value-type="float" office:value="-0.5358084" calcext:value-type="float">
            <text:p>-0.5358084</text:p>
          </table:table-cell>
          <table:table-cell office:value-type="float" office:value="0.4221617" calcext:value-type="float">
            <text:p>0.4221617</text:p>
          </table:table-cell>
          <table:table-cell/>
          <table:table-cell table:formula="of:=([.A2]*[.B2])+[.C2]" office:value-type="float" office:value="0.420445396816817" calcext:value-type="float">
            <text:p>0.420445396816817</text:p>
          </table:table-cell>
          <table:table-cell table:formula="of:=[.E2]" office:value-type="float" office:value="0.420445396816817" calcext:value-type="float">
            <text:p>0.420445396816817</text:p>
          </table:table-cell>
        </table:table-row>
      </table:table>
      <table:table table:name="cap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'capa 1'.F2]" office:value-type="float" office:value="0.420445396816817" calcext:value-type="float">
            <text:p>0.420445396816817</text:p>
          </table:table-cell>
          <table:table-cell office:value-type="float" office:value="1.0464344" calcext:value-type="float">
            <text:p>1.0464344</text:p>
          </table:table-cell>
          <table:table-cell office:value-type="float" office:value="0.44382837" calcext:value-type="float">
            <text:p>0.44382837</text:p>
          </table:table-cell>
          <table:table-cell/>
          <table:table-cell table:formula="of:=([.$A$2]*[.B2])+[.C2]" office:value-type="float" office:value="0.883796896550768" calcext:value-type="float">
            <text:p>0.883796896550768</text:p>
          </table:table-cell>
          <table:table-cell table:formula="of:=MAX(0; [.E2])" office:value-type="float" office:value="0.883796896550768" calcext:value-type="float">
            <text:p>0.8837968965507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31964287" calcext:value-type="float">
            <text:p>0.31964287</text:p>
          </table:table-cell>
          <table:table-cell office:value-type="float" office:value="0.41102475" calcext:value-type="float">
            <text:p>0.41102475</text:p>
          </table:table-cell>
          <table:table-cell/>
          <table:table-cell table:formula="of:=([.$A$2]*[.B4])+[.C4]" office:value-type="float" office:value="0.545417123316816" calcext:value-type="float">
            <text:p>0.545417123316816</text:p>
          </table:table-cell>
          <table:table-cell table:formula="of:=MAX(0; [.E4])" office:value-type="float" office:value="0.545417123316816" calcext:value-type="float">
            <text:p>0.5454171233168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-0.20282179" calcext:value-type="float">
            <text:p>-0.20282179</text:p>
          </table:table-cell>
          <table:table-cell office:value-type="float" office:value="0.17832378" calcext:value-type="float">
            <text:p>0.17832378</text:p>
          </table:table-cell>
          <table:table-cell/>
          <table:table-cell table:formula="of:=([.$A$2]*[.B6])+[.C6]" office:value-type="float" office:value="0.0930482920203529" calcext:value-type="float">
            <text:p>0.0930482920203529</text:p>
          </table:table-cell>
          <table:table-cell table:formula="of:=MAX(0; [.E6])" office:value-type="float" office:value="0.0930482920203529" calcext:value-type="float">
            <text:p>0.0930482920203529</text:p>
          </table:table-cell>
        </table:table-row>
      </table:table>
      <table:table table:name="Capa 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2.F2]" office:value-type="float" office:value="0.883796896550768" calcext:value-type="float">
            <text:p>0.883796896550768</text:p>
          </table:table-cell>
          <table:table-cell office:value-type="float" office:value="-0.78796256" calcext:value-type="float">
            <text:p>-0.78796256</text:p>
          </table:table-cell>
          <table:table-cell office:value-type="float" office:value="0.11961418" calcext:value-type="float">
            <text:p>0.11961418</text:p>
          </table:table-cell>
          <table:table-cell/>
          <table:table-cell table:formula="of:=(([.$A$2]*[.B2])+([.$A$3]*[.B3])+([.$A$4]*[.B4]))+[.C2]" office:value-type="float" office:value="0.335220318836813" calcext:value-type="float">
            <text:p>0.335220318836813</text:p>
          </table:table-cell>
          <table:table-cell table:formula="of:=MAX(0;[.E2])" office:value-type="float" office:value="0.335220318836813" calcext:value-type="float">
            <text:p>0.335220318836813</text:p>
          </table:table-cell>
        </table:table-row>
        <table:table-row table:style-name="ro1">
          <table:table-cell table:formula="of:=[$capa2.F4]" office:value-type="float" office:value="0.545417123316816" calcext:value-type="float">
            <text:p>0.545417123316816</text:p>
          </table:table-cell>
          <table:table-cell office:value-type="float" office:value="1.5954595" calcext:value-type="float">
            <text:p>1.5954595</text:p>
          </table:table-cell>
          <table:table-cell table:number-columns-repeated="4"/>
        </table:table-row>
        <table:table-row table:style-name="ro1">
          <table:table-cell table:formula="of:=[$capa2.F6]" office:value-type="float" office:value="0.0930482920203529" calcext:value-type="float">
            <text:p>0.0930482920203529</text:p>
          </table:table-cell>
          <table:table-cell office:value-type="float" office:value="0.44938034" calcext:value-type="float">
            <text:p>0.4493803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.4331942" calcext:value-type="float">
            <text:p>1.4331942</text:p>
          </table:table-cell>
          <table:table-cell office:value-type="float" office:value="-0.1008855" calcext:value-type="float">
            <text:p>-0.1008855</text:p>
          </table:table-cell>
          <table:table-cell/>
          <table:table-cell table:formula="of:=(([.$A$2]*[.B6])+([.$A$3]*[.B7])+([.$A$4]*[.B8]))+[.C6]" office:value-type="float" office:value="0.359769435758576" calcext:value-type="float">
            <text:p>0.359769435758576</text:p>
          </table:table-cell>
          <table:table-cell table:formula="of:=MAX(0;[.E6])" office:value-type="float" office:value="0.359769435758576" calcext:value-type="float">
            <text:p>0.359769435758576</text:p>
          </table:table-cell>
        </table:table-row>
        <table:table-row table:style-name="ro1">
          <table:table-cell/>
          <table:table-cell office:value-type="float" office:value="-1.6701915" calcext:value-type="float">
            <text:p>-1.6701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79454" calcext:value-type="float">
            <text:p>1.1279454</text:p>
          </table:table-cell>
          <table:table-cell table:number-columns-repeated="4"/>
        </table:table-row>
      </table:table>
      <table:table table:name="Capa 4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'Capa 3'.F2]" office:value-type="float" office:value="0.335220318836813" calcext:value-type="float">
            <text:p>0.335220318836813</text:p>
          </table:table-cell>
          <table:table-cell office:value-type="float" office:value="1.3534938" calcext:value-type="float">
            <text:p>1.3534938</text:p>
          </table:table-cell>
          <table:table-cell office:value-type="float" office:value="0.11395541" calcext:value-type="float">
            <text:p>0.11395541</text:p>
          </table:table-cell>
          <table:table-cell/>
          <table:table-cell table:formula="of:=(([.A2]*[.B2])+([.A3]*[.B3]))+[.C2]" office:value-type="float" office:value="0.0424094337560478" calcext:value-type="float">
            <text:p>0.0424094337560478</text:p>
          </table:table-cell>
          <table:table-cell table:formula="of:=[.E2]" office:value-type="float" office:value="0.0424094337560478" calcext:value-type="float">
            <text:p>0.0424094337560478</text:p>
          </table:table-cell>
        </table:table-row>
        <table:table-row table:style-name="ro1">
          <table:table-cell table:formula="of:=[$'Capa 3'.F6]" office:value-type="float" office:value="0.359769435758576" calcext:value-type="float">
            <text:p>0.359769435758576</text:p>
          </table:table-cell>
          <table:table-cell office:value-type="float" office:value="-1.4600034" calcext:value-type="float">
            <text:p>-1.46000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9:29:57.945792358</meta:creation-date>
    <dc:date>2023-09-23T10:38:22.762228196</dc:date>
    <meta:editing-duration>PT26M34S</meta:editing-duration>
    <meta:editing-cycles>1</meta:editing-cycles>
    <meta:document-statistic meta:table-count="4" meta:cell-count="60" meta:object-count="0"/>
    <meta:generator>LibreOffice/7.3.7.2$Linux_X86_64 LibreOffice_project/30$Build-2</meta:generator>
  </office:meta>
</office:document-meta>
</file>